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b9eb0"/>
    </style:style>
    <style:style style:name="P4" style:family="paragraph" style:parent-style-name="Standard">
      <style:paragraph-properties fo:text-align="start" style:justify-single-word="false"/>
      <style:text-properties officeooo:paragraph-rsid="001ef835"/>
    </style:style>
    <style:style style:name="P5" style:family="paragraph" style:parent-style-name="Standard">
      <style:paragraph-properties fo:text-align="start" style:justify-single-word="false"/>
      <style:text-properties officeooo:paragraph-rsid="002052ec"/>
    </style:style>
    <style:style style:name="P6" style:family="paragraph" style:parent-style-name="Standard">
      <style:paragraph-properties fo:text-align="start" style:justify-single-word="false"/>
      <style:text-properties officeooo:paragraph-rsid="00216e1f"/>
    </style:style>
    <style:style style:name="P7" style:family="paragraph" style:parent-style-name="Standard">
      <style:paragraph-properties fo:text-align="start" style:justify-single-word="false"/>
      <style:text-properties officeooo:paragraph-rsid="0024ec8f"/>
    </style:style>
    <style:style style:name="P8" style:family="paragraph" style:parent-style-name="Standard">
      <style:paragraph-properties fo:text-align="start" style:justify-single-word="false"/>
      <style:text-properties officeooo:paragraph-rsid="0025fb67"/>
    </style:style>
    <style:style style:name="P9" style:family="paragraph" style:parent-style-name="Standard">
      <style:paragraph-properties fo:text-align="start" style:justify-single-word="false"/>
      <style:text-properties officeooo:paragraph-rsid="002747d5"/>
    </style:style>
    <style:style style:name="P1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b9eb0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ef835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16e1f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4ec8f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5fb67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747d5"/>
    </style:style>
    <style:style style:name="P19" style:family="paragraph" style:parent-style-name="Standard">
      <style:paragraph-properties fo:text-align="start" style:justify-single-word="false"/>
      <style:text-properties fo:color="#cc0000" officeooo:paragraph-rsid="00216e1f"/>
    </style:style>
    <style:style style:name="P20" style:family="paragraph" style:parent-style-name="Standard">
      <style:paragraph-properties fo:margin-left="-1.005cm" fo:margin-right="0cm" fo:text-align="start" style:justify-single-word="false" fo:text-indent="-0.106cm" style:auto-text-indent="false">
        <style:tab-stops/>
      </style:paragraph-properties>
    </style:style>
    <style:style style:name="P21" style:family="paragraph" style:parent-style-name="Standard">
      <style:paragraph-properties fo:text-align="start" style:justify-single-word="false"/>
      <style:text-properties officeooo:paragraph-rsid="0025fb67"/>
    </style:style>
    <style:style style:name="P22" style:family="paragraph" style:parent-style-name="Standard">
      <style:paragraph-properties fo:text-align="start" style:justify-single-word="false"/>
      <style:text-properties officeooo:paragraph-rsid="00275185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7518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d789"/>
    </style:style>
    <style:style style:name="T3" style:family="text">
      <style:text-properties officeooo:rsid="001b9eb0"/>
    </style:style>
    <style:style style:name="T4" style:family="text">
      <style:text-properties officeooo:rsid="001ef835"/>
    </style:style>
    <style:style style:name="T5" style:family="text">
      <style:text-properties officeooo:rsid="00216e1f"/>
    </style:style>
    <style:style style:name="T6" style:family="text">
      <style:text-properties officeooo:rsid="00234833"/>
    </style:style>
    <style:style style:name="T7" style:family="text">
      <style:text-properties officeooo:rsid="0024ec8f"/>
    </style:style>
    <style:style style:name="T8" style:family="text">
      <style:text-properties officeooo:rsid="0025fb67"/>
    </style:style>
    <style:style style:name="T9" style:family="text">
      <style:text-properties officeooo:rsid="0026c412"/>
    </style:style>
    <style:style style:name="T10" style:family="text">
      <style:text-properties officeooo:rsid="002747d5"/>
    </style:style>
    <style:style style:name="T11" style:family="text">
      <style:text-properties officeooo:rsid="002751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NTROL DE VERSIONES </text:p>
      <text:p text:style-name="P10">RecoverDrake</text:p>
      <text:p text:style-name="P1"/>
      <text:p text:style-name="P2"/>
      <text:p text:style-name="P11">Desde Versión 3.139.85...</text:p>
      <text:p text:style-name="P2"/>
      <text:p text:style-name="P12">v3.140.85</text:p>
      <text:p text:style-name="P2">- NUEVO: Conversores: Capacidad electrica.</text:p>
      <text:p text:style-name="P20"/>
      <text:p text:style-name="P12">v3.141.85</text:p>
      <text:p text:style-name="P2">- NUEVO: Conversores: Carga electrica.</text:p>
      <text:p text:style-name="P2"/>
      <text:p text:style-name="P12">v3.142.85</text:p>
      <text:p text:style-name="P2">- NUEVO: Ayuda: Tabla periodica de los elementos.</text:p>
      <text:p text:style-name="P2"/>
      <text:p text:style-name="P12">V3.142.86</text:p>
      <text:p text:style-name="P2">- BUGS: Conversores: Solucionado error en el DC del calculo de cuenta bancaria.</text:p>
      <text:p text:style-name="P2"/>
      <text:p text:style-name="P12">V3.143.86</text:p>
      <text:p text:style-name="P2">- MODIFICACION: Acerca de: Cambio de dirección web de www.zonaqt.com a <text:a xlink:type="simple" xlink:href="http://www.codigoqt.com/">www.codigoqt.com</text:a> por cierre.</text:p>
      <text:p text:style-name="P2"/>
      <text:p text:style-name="P12">V3.143.87</text:p>
      <text:p text:style-name="P2">- Bugs: Sincronizador de datos: Solucionado actualización de estado en ficheros nuevos con separación en nombres.</text:p>
      <text:p text:style-name="P2"/>
      <text:p text:style-name="P12">v3.144.87</text:p>
      <text:p text:style-name="P2">- NUEVO: Conversores: Caudal volumetrico.</text:p>
      <text:p text:style-name="P2"/>
      <text:p text:style-name="P12">v3.145.87</text:p>
      <text:p text:style-name="P2">- NUEVO: Conversores: Conductancia electrica.</text:p>
      <text:p text:style-name="P2"/>
      <text:p text:style-name="P12">v3.146.87</text:p>
      <text:p text:style-name="P2">- TERMINADO: Grabador.</text:p>
      <text:p text:style-name="P2"/>
      <text:p text:style-name="P12">V3.146.88</text:p>
      <text:p text:style-name="P2">- Bugs: Ayuda: Solucionado el error del index que hacia que se cerrara el programa.</text:p>
      <text:p text:style-name="P2"/>
      <text:p text:style-name="P12">V3.146.89</text:p>
      <text:p text:style-name="P2">- Bugs: Sqlite: Solucionado problema con la DB que comenzaba por defecto en actualización de paquete.</text:p>
      <text:p text:style-name="P2"/>
      <text:p text:style-name="P12">V3.146.90</text:p>
      <text:p text:style-name="P2">- Bugs: Conversores: Solucionado redondeo erroneo en la conversión global.</text:p>
      <text:p text:style-name="P2"/>
      <text:p text:style-name="P12">V3.146.91</text:p>
      <text:p text:style-name="P2">- Bugs: Sincrono: Solucionado error de modificacion de datos cuando se monta la unidad con diferente usuario.</text:p>
      <text:p text:style-name="P2"/>
      <text:p text:style-name="P12">V3.147,91</text:p>
      <text:p text:style-name="P2">- NUEVO: Conversores: Consumo de combustible.</text:p>
      <text:p text:style-name="P2"/>
      <text:p text:style-name="P12"><text:soft-page-break/>V3.148,91</text:p>
      <text:p text:style-name="P2">- NUEVO: DB: Insercion de nuevos campos en la DB sqlite (CLAVE).</text:p>
      <text:p text:style-name="P2"/>
      <text:p text:style-name="P12">V3.149,91</text:p>
      <text:p text:style-name="P2">- NUEVO: DB: Insercion de nuevos campos en la DB sqlite (ASCII).</text:p>
      <text:p text:style-name="P2"/>
      <text:p text:style-name="P12">V3.150,91</text:p>
      <text:p text:style-name="P2">- NUEVO: DB: Insercion de nuevos campos en la DB sqlite (PAIS).</text:p>
      <text:p text:style-name="P2"/>
      <text:p text:style-name="P12">V3.151,91</text:p>
      <text:p text:style-name="P2">- NUEVO: OPCIONES: Pais.</text:p>
      <text:p text:style-name="P2"/>
      <text:p text:style-name="P12">V3.152,91</text:p>
      <text:p text:style-name="P2">- NUEVO: DB: Insercion de nuevos campos en la DB sqlite (BIC).</text:p>
      <text:p text:style-name="P2"/>
      <text:p text:style-name="P12">V3.152.92</text:p>
      <text:p text:style-name="P2">- Bugs: Conversores: Solucionado error IBAN en calculo de cuenta corriente.</text:p>
      <text:p text:style-name="P2"/>
      <text:p text:style-name="P12">V3.153.92</text:p>
      <text:p text:style-name="P2">- NUEVO: Conversores: Insertado calculo de BIC en cuenta corriente.</text:p>
      <text:p text:style-name="P2"/>
      <text:p text:style-name="P12">V3.153.93</text:p>
      <text:p text:style-name="P2">- Bugs: Sincronizador: Solucionado error de cambio de color en “Recuperar ultimo cambio”con ruta vacia y en inicio de forma automatica.</text:p>
      <text:p text:style-name="P2"/>
      <text:p text:style-name="P12">V3.152.94</text:p>
      <text:p text:style-name="P2">- Bugs: Generar/Recuperar: Solucionado error de separacion de nombre de registro en listado de datos cargados en el visor de procesos.</text:p>
      <text:p text:style-name="P2"/>
      <text:p text:style-name="P12">V3.152.95</text:p>
      <text:p text:style-name="P2">- Bugs: RecoverDrake: Solucionado error de librerias para x86_64.</text:p>
      <text:p text:style-name="P2"/>
      <text:p text:style-name="P12">V3.152.96</text:p>
      <text:p text:style-name="P2">- Bugs: Sincrono: Solucionado errores de unidades eliminadas, nueva sincronizacion y deshabilitar botones si esto todo sincronizado.</text:p>
      <text:p text:style-name="P2"/>
      <text:p text:style-name="P12">V3.154.96</text:p>
      <text:p text:style-name="P2">- NUEVO: Separador: Insertado boton de cancelar.</text:p>
      <text:p text:style-name="P2"/>
      <text:p text:style-name="P12">V3.155,96</text:p>
      <text:p text:style-name="P2">- NUEVO: DB: Insercion de nuevos campos en la DB sqlite (ReportModelo, ReportLineas, ReportCampos y ReportDocumento).</text:p>
      <text:p text:style-name="P2"/>
      <text:p text:style-name="P12">V3.155.97</text:p>
      <text:p text:style-name="P2">- Bugs: DB: Solucionado error actualizacion en traspaso de datos en una de las DB's.</text:p>
      <text:p text:style-name="P2"/>
      <text:p text:style-name="P12">V3.155.98</text:p>
      <text:p text:style-name="P2">- Bugs: Comparador: Solucionado error seleccion en “Comparar linea a linea”.</text:p>
      <text:p text:style-name="P2"/>
      <text:p text:style-name="P12">V3.156,98</text:p>
      <text:p text:style-name="P2">- NUEVO: DB: Insercion de nuevos campos en la DB sqlite (Chequeos).</text:p>
      <text:p text:style-name="P2"/>
      <text:p text:style-name="P12"><text:soft-page-break/>V3.156.99</text:p>
      <text:p text:style-name="P2">- Bugs: Sincrono: Solucionado error de aviso si no existe el destino.</text:p>
      <text:p text:style-name="P2"/>
      <text:p text:style-name="P12">V3.157,99</text:p>
      <text:p text:style-name="P2">- NUEVO: DB: Insercion de nuevos campos en la DB sqlite (Report Visual).</text:p>
      <text:p text:style-name="P2"/>
      <text:p text:style-name="P12">V3.157.100</text:p>
      <text:p text:style-name="P2">- Bugs: Backup: Solucionados errores de varios registros que no se seleccionaban.</text:p>
      <text:p text:style-name="P2"/>
      <text:p text:style-name="P12">V3.158.100</text:p>
      <text:p text:style-name="P2">- NUEVO: Backup: Insercion de opcion de marcar o desmarcar masivamente.</text:p>
      <text:p text:style-name="P2"/>
      <text:p text:style-name="P12">V3.159.100</text:p>
      <text:p text:style-name="P2">- NUEVO: Generador de QR.</text:p>
      <text:p text:style-name="P2"/>
      <text:p text:style-name="P12">V3.159.101</text:p>
      <text:p text:style-name="P2">- Bugs: Grabador: Solucionado ocultar frame del dialogo de ficheros.</text:p>
      <text:p text:style-name="P2"/>
      <text:p text:style-name="P12">V3.160.101</text:p>
      <text:p text:style-name="P2">- NUEVO: Acceso: Cambio de aviso de bloque mayusculas.</text:p>
      <text:p text:style-name="P2"/>
      <text:p text:style-name="P12">V3.160.102</text:p>
      <text:p text:style-name="P2">- Bugs: Reproductor de audio: Solucionado error de posicion en carga de pista actual.</text:p>
      <text:p text:style-name="P2"/>
      <text:p text:style-name="P12">V3.160.103</text:p>
      <text:p text:style-name="P2">- Bugs: ESSID: Solucionado error de localizacion de ESSID por identificacion larga.</text:p>
      <text:p text:style-name="P2"/>
      <text:p text:style-name="P12">V3.161.103</text:p>
      <text:p text:style-name="P2">- NUEVO: DBClaves.</text:p>
      <text:p text:style-name="P2"/>
      <text:p text:style-name="P12">V3.162.103</text:p>
      <text:p text:style-name="P2">- NUEVO: Compresor.</text:p>
      <text:p text:style-name="P2"/>
      <text:p text:style-name="P12">V3.163.103</text:p>
      <text:p text:style-name="P2">- NUEVO: Encriptador de texto.</text:p>
      <text:p text:style-name="P2"/>
      <text:p text:style-name="P12">V3.164.103</text:p>
      <text:p text:style-name="P2">- MODIFICACION: Buscador: Añadida busqueda dentro de archivos (exhaustiva).</text:p>
      <text:p text:style-name="P2"/>
      <text:p text:style-name="P12">V3.164.104</text:p>
      <text:p text:style-name="P2"><text:span text:style-name="T1">- </text:span>Bugs: RecoverDrake: Solucionada duplicidad en busqueda de paquetes instalados.</text:p>
      <text:p text:style-name="P2"/>
      <text:p text:style-name="P12">V3.16<text:span text:style-name="T2">4</text:span>.105</text:p>
      <text:p text:style-name="P2">- Bugs: Conexion DB: Solucionado error de inicio sin doble idioma en base de datos no localizada. Muestra los mensajes en el idioma del sistema por defecto.</text:p>
      <text:p text:style-name="P2"/>
      <text:p text:style-name="P13">V3.16<text:span text:style-name="T3">5</text:span>.105</text:p>
      <text:p text:style-name="P3">- <text:span text:style-name="T3">ACTUALIZACION</text:span>: <text:span text:style-name="T3">Multiboot: Actualizadas distros a instalar a su ultima version.</text:span></text:p>
      <text:p text:style-name="P3"/>
      <text:p text:style-name="P14">V3.16<text:span text:style-name="T4">6</text:span>.10<text:span text:style-name="T4">5</text:span></text:p>
      <text:p text:style-name="P5">- NUEVO: <text:span text:style-name="T4">Solucion a problemas: Sistema de arranque: Incompatiblidad de grub legacy con grub-efi.</text:span></text:p>
      <text:p text:style-name="P5"/>
      <text:p text:style-name="P15"><text:soft-page-break/>V3.16<text:span text:style-name="T5">7</text:span>.10<text:span text:style-name="T4">5</text:span></text:p>
      <text:p text:style-name="P6">- NUEVO: <text:span text:style-name="T5">Extras: Añadido la opcion de acceso webmin.</text:span></text:p>
      <text:p text:style-name="P6"/>
      <text:p text:style-name="P16">V3.1<text:span text:style-name="T7">68.105</text:span></text:p>
      <text:p text:style-name="P7">- NUEVO: DB: Insercion de nuevos campos en la DB sqlite (<text:span text:style-name="T7">Idiomas Español e Ingles</text:span>).</text:p>
      <text:p text:style-name="P7"/>
      <text:p text:style-name="P17">V3.1<text:span text:style-name="T7">69.105</text:span></text:p>
      <text:p text:style-name="P8">- <text:span text:style-name="T8">ACTUALIZACION</text:span>: <text:span text:style-name="T9">Modulos</text:span>: <text:span text:style-name="T8">Cambio de direccion de localizacion de ip</text:span>.</text:p>
      <text:p text:style-name="P8"/>
      <text:p text:style-name="P17">V3.1<text:span text:style-name="T8">70.105</text:span></text:p>
      <text:p text:style-name="P8">- <text:span text:style-name="T8">ACTUALIZACION</text:span>: <text:span text:style-name="T9">Reproductor de musica</text:span>: <text:span text:style-name="T8">Confirmacion de borrado de la lista de reproduccion</text:span>.</text:p>
      <text:p text:style-name="P8"/>
      <text:p text:style-name="P18">V3.1<text:span text:style-name="T8">71.105</text:span></text:p>
      <text:p text:style-name="P9">- <text:span text:style-name="T8">ACTUALIZACION</text:span>: <text:span text:style-name="T10">RecoverDrake</text:span>: <text:span text:style-name="T10">Acelerado de procesos internos y modulos</text:span>.</text:p>
      <text:p text:style-name="P8"/>
      <text:p text:style-name="P23">V3.1<text:span text:style-name="T11">72.105</text:span></text:p>
      <text:p text:style-name="P22">- NUEVO: <text:span text:style-name="T11">TermRDK</text:span>: <text:span text:style-name="T11">Consola embebida con multispestaña</text:span>.</text:p>
      <text:p text:style-name="P6"/>
      <text:p text:style-name="P19">//<text:span text:style-name="T6">falta la ayuda y la traduccion de v3.167.105//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2cm" fo:margin-right="1.18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7:25:29</meta:creation-date>
    <dc:date>2014-10-07T10:07:33.449177590</dc:date>
    <meta:editing-duration>PT1H33M14S</meta:editing-duration>
    <meta:editing-cycles>65</meta:editing-cycles>
    <meta:generator>LibreOffice/4.1.5.3$Linux_x86 LibreOffice_project/410$Build-3</meta:generator>
    <meta:document-statistic meta:table-count="0" meta:image-count="0" meta:object-count="0" meta:page-count="4" meta:paragraph-count="110" meta:word-count="651" meta:character-count="4403" meta:non-whitespace-character-count="3861"/>
  </office:meta>
</office:document-meta>
</file>